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2" text:outline-level="2">Step 1: Install JDK</text:h>
      <text:p text:style-name="Standard"/>
      <text:p text:style-name="Standard">$ sudo apt install openjdk-11-jdk</text:p>
      <text:p text:style-name="Standard"/>
      <text:h text:style-name="Heading_20_2" text:outline-level="2">Step 2: Verify installation</text:h>
      <text:p text:style-name="Standard">$ java --version</text:p>
      <text:p text:style-name="Standard"/>
      <text:h text:style-name="Heading_20_2" text:outline-level="2">Step 3: Add android-studio repository</text:h>
      <text:p text:style-name="Standard">$ sudo add-apt-repository ppa:maarten-fonville/android-studio</text:p>
      <text:p text:style-name="Standard"/>
      <text:h text:style-name="Heading_20_2" text:outline-level="2">Step 4: Update system</text:h>
      <text:p text:style-name="Standard">$ sudo apt update</text:p>
      <text:p text:style-name="Standard"/>
      <text:h text:style-name="Heading_20_2" text:outline-level="2">Step 5: Install the app</text:h>
      <text:p text:style-name="Standard">$ sudo apt install android-studio -y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8T09:19:00.593288552</meta:creation-date>
    <dc:date>2023-04-18T09:33:08.097394973</dc:date>
    <meta:editing-duration>PT3M57S</meta:editing-duration>
    <meta:editing-cycles>1</meta:editing-cycles>
    <meta:document-statistic meta:table-count="0" meta:image-count="0" meta:object-count="0" meta:page-count="1" meta:paragraph-count="10" meta:word-count="45" meta:character-count="290" meta:non-whitespace-character-count="256"/>
    <meta:generator>LibreOffice/6.4.7.2$Linux_X86_64 LibreOffice_project/40$Build-2</meta:generator>
  </office:meta>
</office:document-meta>
</file>